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3" style:family="paragraph" style:parent-style-name="Text">
      <style:text-properties fo:color="#000000" style:font-name="Arial1" fo:font-size="18pt" fo:font-style="normal" officeooo:rsid="0035c45c" officeooo:paragraph-rsid="0035c45c" style:font-size-asian="18pt" style:font-style-asian="normal" style:font-size-complex="18pt" style:font-style-complex="normal"/>
    </style:style>
    <style:style style:name="P4" style:family="paragraph" style:parent-style-name="Text">
      <style:text-properties fo:color="#000000" style:font-name="Arial"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5" style:family="paragraph" style:parent-style-name="Text" style:master-page-name="Standard">
      <style:paragraph-properties style:page-number="auto"/>
      <style:text-properties fo:color="#000000" style:font-name="Arial1" fo:font-size="18pt" fo:font-style="normal" officeooo:rsid="0036bf26" officeooo:paragraph-rsid="0035c45c" style:font-size-asian="18pt" style:font-style-asian="normal" style:font-size-complex="18pt" style:font-style-complex="normal"/>
    </style:style>
    <style:style style:name="P6" style:family="paragraph" style:parent-style-name="Source_20_Code">
      <style:text-properties style:font-name="Source Code Pro" officeooo:paragraph-rsid="006ad241"/>
    </style:style>
    <style:style style:name="P7" style:family="paragraph" style:parent-style-name="Source_20_Code">
      <style:text-properties style:font-name="Source Code Pro" officeooo:rsid="0072273b" officeooo:paragraph-rsid="0072273b"/>
    </style:style>
    <style:style style:name="P8" style:family="paragraph" style:parent-style-name="Source_20_Code">
      <style:text-properties style:font-name="Source Code Pro" fo:font-size="10pt" officeooo:rsid="0072273b" officeooo:paragraph-rsid="0072273b" style:font-size-asian="10pt" style:font-size-complex="10pt"/>
    </style:style>
    <style:style style:name="P9" style:family="paragraph" style:parent-style-name="Source_20_Code">
      <style:paragraph-properties fo:break-before="page"/>
      <style:text-properties style:font-name="Source Code Pro" officeooo:rsid="0072273b" officeooo:paragraph-rsid="0072273b"/>
    </style:style>
    <style:style style:name="P10" style:family="paragraph" style:parent-style-name="Source_20_Code">
      <style:paragraph-properties fo:break-before="page"/>
      <style:text-properties style:font-name="Source Code Pro" officeooo:paragraph-rsid="0072273b"/>
    </style:style>
    <style:style style:name="P11" style:family="paragraph" style:parent-style-name="Source_20_Code">
      <style:paragraph-properties fo:break-before="page"/>
      <style:text-properties style:font-name="Source Code Pro" officeooo:rsid="0072273b" officeooo:paragraph-rsid="0072273b"/>
    </style:style>
    <style:style style:name="T1" style:family="text">
      <style:text-properties style:font-name="Arial"/>
    </style:style>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font-name="Arial" fo:font-size="12pt" fo:font-style="normal" fo:font-weight="normal" officeooo:rsid="004bff7a" style:font-size-asian="12pt" style:font-style-asian="normal" style:font-weight-asian="normal" style:font-size-complex="12pt" style:font-style-complex="normal" style:font-weight-complex="normal"/>
    </style:style>
    <style:style style:name="T5" style:family="text">
      <style:text-properties fo:color="#000000" style:font-name="Arial" fo:font-size="12pt" fo:font-style="normal" fo:font-weight="normal" officeooo:rsid="0068a1e0" style:font-size-asian="12pt" style:font-style-asian="normal" style:font-weight-asian="normal" style:font-size-complex="12pt" style:font-style-complex="normal" style:font-weight-complex="normal"/>
    </style:style>
    <style:style style:name="T6" style:family="text">
      <style:text-properties fo:color="#000000" style:font-name="Arial" fo:font-size="12pt" fo:font-style="normal" fo:font-weight="normal" officeooo:rsid="003f0ec7" style:font-size-asian="12pt" style:font-style-asian="normal" style:font-weight-asian="normal" style:font-size-complex="12pt" style:font-style-complex="normal" style:font-weight-complex="normal"/>
    </style:style>
    <style:style style:name="T7" style:family="text">
      <style:text-properties fo:color="#000000" style:font-name="Arial" fo:font-size="12pt" fo:font-style="normal" fo:font-weight="normal" officeooo:rsid="0072273b" style:font-size-asian="12pt" style:font-style-asian="normal" style:font-weight-asian="normal" style:font-size-complex="12pt" style:font-style-complex="normal" style:font-weight-complex="normal"/>
    </style:style>
    <style:style style:name="T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officeooo:rsid="007227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Troubles with Procedure Parameters</text:span></text:p>
      <text:p text:style-name="P3"/>
      <text:p text:style-name="P7"><text:span text:style-name="T4"/></text:p>
      <text:p text:style-name="P7"><text:span text:style-name="T4">Recently I had some trouble understanding the problems with the MANORBOY program. This has to do with procedure parameters (that is: passing procedures or functions as parameters to other procedures or functions).</text:span></text:p>
      <text:p text:style-name="P7"><text:span text:style-name="T4"/></text:p>
      <text:p text:style-name="P7"><text:span text:style-name="T4">Remember:</text:span></text:p>
      <text:p text:style-name="P7"><text:span text:style-name="T4"/></text:p>
      <text:p text:style-name="P7"><text:span text:style-name="T4">In Pascal (in contrast to C, for example), it is possible to create procedures inside of other procedures. The internal procedures can access local variables of the surrounding procedures, as long as their definitions are not hidden (because of name collisions, for example).</text:span></text:p>
      <text:p text:style-name="P7"><text:span text:style-name="T4"/></text:p>
      <text:p text:style-name="P7"><text:span text:style-name="T4">To support this efficiently, the compiler has to keep track of the base addresses of the local storage of the surrounding procedures. It does this normally in a so-called display vector. The display vector contains the base addresses of the variables of every static level (1 to n).</text:span></text:p>
      <text:p text:style-name="P7"><text:span text:style-name="T4"/></text:p>
      <text:p text:style-name="P7"><text:span text:style-name="T4">Now, what happens, if a procedure at static level 6, for example, wants to call a procedure at static level 3 ?</text:span></text:p>
      <text:p text:style-name="P7"><text:span text:style-name="T4"/></text:p>
      <text:p text:style-name="P7"><text:span text:style-name="T4">In the general case, there is more than one procedure at static level 3 which can be called. First, there is the procedure which surrounds the level 6 procedure and which is at level 3. Calling it would be possible; this would be a recursive call. But there are also other procedures at level 3 that can be called. There is a level 2 procedure which surrounds the level 6 procedure, and it has more than one sub-procedures in the general case, and all of them can be called, because their definitions are in the scope of the level 2 procedure.</text:span></text:p>
      <text:p text:style-name="P7"><text:span text:style-name="T4"/></text:p>
      <text:p text:style-name="P7"><text:span text:style-name="T4">So, if the level 6 procedure calls one of these level 3 procedures, the display vector entry for level 3 has to be changed. The level 1 and 2 entries are still valid. The level 4 and 5 (and 6) entries are invalid, but not of interest at the moment. They remain unchanged.</text:span></text:p>
      <text:p text:style-name="P7"><text:span text:style-name="T4"/></text:p>
      <text:p text:style-name="P7"><text:span text:style-name="T4">Now, very important: the new called level 3 procedure has to save the old level 3 display value - and it has to restore it after completion.</text:span></text:p>
      <text:p text:style-name="P7"><text:span text:style-name="T4"/></text:p>
      <text:p text:style-name="P7"><text:span text:style-name="T4">If the new level 3 procedure calls a level 4 procedure, this level 4 procedure has to do the same thing: saving and restoring the display level of</text:span><text:span text:style-name="T3"> its static level.</text:span></text:p>
      <text:p text:style-name="P7"><text:span text:style-name="T3"/></text:p>
      <text:p text:style-name="P7"><text:span text:style-name="T3">If every procedure saves and restores the display vector entry of its static level, the display vector on return from the level 3 procedure to the level 6 procedure from the beginning will be unchanged.</text:span></text:p>
      <text:p text:style-name="P9"><text:span text:style-name="T3">I had some doubts, if that would work for external modules, too. Furthermore, I discovered, that Stanford Pascal only reserves 40 bytes for the display vector, and I wanted to know, what happens if I wrote a test program with more than 10 levels, for example.</text:span></text:p>
      <text:p text:style-name="P7"><text:span text:style-name="T3"/></text:p>
      <text:p text:style-name="P7"><text:span text:style-name="T3">The second answer first:</text:span></text:p>
      <text:p text:style-name="P7"><text:span text:style-name="T3"/></text:p>
      <text:p text:style-name="P7"><text:span text:style-name="T3">- Stanford Pascal is limited to 9 levels at the moment (which is not much IMO), and the compiler itself is at this limit. If you use one more, the compiler stops immediately with a fatal error message (P251)</text:span></text:p>
      <text:p text:style-name="P7"><text:span text:style-name="T3"/></text:p>
      <text:p text:style-name="P7"><text:span text:style-name="T3">- External modules have no problem; the entry procedure of the external module is at level 2, and it acts like an internal procedure at level 2. So you can have 8 levels of procedures in every module and call another external function (residing in a third module) from the lowest level procedure in the module. No problem so far. The one and only display vector is sufficient.</text:span></text:p>
      <text:p text:style-name="P7"><text:span text:style-name="T3"/></text:p>
      <text:p text:style-name="P7"><text:span text:style-name="T3">This all is related to the MANORBOY program as follows:</text:span></text:p>
      <text:p text:style-name="P7"><text:span text:style-name="T3"/></text:p>
      <text:p text:style-name="P7"><text:span text:style-name="T3">when a procedure or function is passed as a parameter to another procedure or function, its environment should be passed, too (that is: the variables that it can see). This is crucial for the MANORBOY program to work.</text:span></text:p>
      <text:p text:style-name="P7"><text:span text:style-name="T3"/></text:p>
      <text:p text:style-name="P7"><text:span text:style-name="T3">Stanford Pascal does this by copying the whole display vector together with the entry point of the procedure, when passing procedure parameters (it is only 40 bytes at the moment, after all). This way, when calling the procedure, which is passed as a parameter, the environment at the time of the function call (when the procedure parm was passed) is temporarily restored.</text:span></text:p>
      <text:p text:style-name="P7"><text:span text:style-name="T3"/></text:p>
      <text:p text:style-name="P7"><text:span text:style-name="T3">The only remaining problem for me now is:</text:span></text:p>
      <text:p text:style-name="P7"><text:span text:style-name="T3"/></text:p>
      <text:p text:style-name="P7"><text:span text:style-name="T3">this all works on the mainframe version of Stanford Pascal, but not on the PC version; the P-Code interpreter stores the display vector at another place, and so procedure parameters don't work at the moment.</text:span></text:p>
      <text:p text:style-name="P7"><text:span text:style-name="T3"/></text:p>
      <text:p text:style-name="P7"><text:span text:style-name="T3">BTW:</text:span></text:p>
      <text:p text:style-name="P7"><text:span text:style-name="T3"/></text:p>
      <text:p text:style-name="P7"><text:span text:style-name="T3">I added some comments on the ASMOUT file (which shows the generated 370 instructions), especially in the function prefix and suffix area. This way you can easily examine the generated code and see the saving and restoring of the display vector entries.</text:span></text:p>
      <text:p text:style-name="P7"><text:span text:style-name="T3"/></text:p>
      <text:p text:style-name="P7"><text:span text:style-name="T3">The following example shows a procedure at static level 8 (it was called LEVEL7 - the compiler starts counting at 1, which is the main program, but I started with the first procedure as PROCEDURE LEVEL1 ...)</text:span></text:p>
      <text:p text:style-name="P9"><text:span text:style-name="T8"/></text:p>
      <text:p text:style-name="P8"><text:span text:style-name="T2">-------------------- LOC <text:s/>68 --------------------------------</text:span></text:p>
      <text:p text:style-name="P8"><text:span text:style-name="T2"><text:s text:c="5"/>0000: <text:s/>$PRV0008 <text:s text:c="2"/>ENT</text:span></text:p>
      <text:p text:style-name="P8"><text:span text:style-name="T2"><text:s text:c="5"/>0000: <text:s/>$PRV0008 ENT <text:s/>P,8,L1 <text:s text:c="3"/>LEVEL7 <text:s text:c="13"/>,</text:span></text:p>
      <text:p text:style-name="P8"><text:span text:style-name="T2"><text:s text:c="5"/>0000: <text:s text:c="15"/>T,T,F,F,2,8,,</text:span></text:p>
      <text:p text:style-name="P8"><text:span text:style-name="T2"><text:s text:c="21"/>BGN <text:s/>$PRV0008,LEVEL7</text:span></text:p>
      <text:p text:style-name="P8"><text:span text:style-name="T2">@@ 0000: $PRV0008 CSECT</text:span></text:p>
      <text:p text:style-name="P8"><text:span text:style-name="T2">@@ 0000: <text:s text:c="6"/>BC <text:s text:c="3"/>15,52(0,15)</text:span></text:p>
      <text:p text:style-name="P8"><text:span text:style-name="T2">@@ 0004: <text:s text:c="6"/>DC <text:s text:c="3"/>AL1(29)</text:span></text:p>
      <text:p text:style-name="P8"><text:span text:style-name="T2">@@ 0005: <text:s text:c="6"/>DC <text:s text:c="3"/>C'$PRV0008 LEVEL7 <text:s text:c="13"/>'</text:span></text:p>
      <text:p text:style-name="P8"><text:span text:style-name="T2">@@ 0022: <text:s text:c="6"/>DC <text:s text:c="3"/>CL6'STPASC' <text:s text:c="3"/>-- Compiler signature</text:span></text:p>
      <text:p text:style-name="P8"><text:span text:style-name="T2">@@ 0028: <text:s text:c="6"/>DC <text:s text:c="3"/>XL2'1803' <text:s text:c="5"/>-- Compiler version</text:span></text:p>
      <text:p text:style-name="P8"><text:span text:style-name="T2">@@ 002A: <text:s text:c="6"/>DC <text:s text:c="3"/>AL2(0) <text:s text:c="8"/>-- Stacksize</text:span></text:p>
      <text:p text:style-name="P8"><text:span text:style-name="T2">@@ 002C: <text:s text:c="6"/>DC <text:s text:c="3"/>AL2(2) <text:s text:c="8"/>-- Debug-Level</text:span></text:p>
      <text:p text:style-name="P8"><text:span text:style-name="T2">@@ 002E: <text:s text:c="6"/>DC <text:s text:c="3"/>AL2(0) <text:s text:c="8"/>-- Length of Proc</text:span></text:p>
      <text:p text:style-name="P8"><text:span text:style-name="T2">@@ 0030: <text:s text:c="6"/>DC <text:s text:c="3"/>A(0) <text:s text:c="10"/>-- Static CSECT</text:span></text:p>
      <text:p text:style-name="P8"><text:span text:style-name="T2">@@ 0034: * <text:s text:c="25"/>-- save display level 8</text:span></text:p>
      <text:p text:style-name="P8"><text:span text:style-name="T2">@@ 0034: <text:s text:c="6"/>L <text:s text:c="4"/>0,112(12)</text:span></text:p>
      <text:p text:style-name="P8"><text:span text:style-name="T2">@@ 0038: * <text:s text:c="25"/>-- save registers and chain areas</text:span></text:p>
      <text:p text:style-name="P8"><text:span text:style-name="T2">@@ 0038: <text:s text:c="6"/>STM <text:s text:c="2"/>14,12,12(1)</text:span></text:p>
      <text:p text:style-name="P8"><text:span text:style-name="T2">@@ 003C: <text:s text:c="6"/>ST <text:s text:c="3"/>1,8(13)</text:span></text:p>
      <text:p text:style-name="P8"><text:span text:style-name="T2">@@ 0040: <text:s text:c="6"/>ST <text:s text:c="3"/>13,4(1)</text:span></text:p>
      <text:p text:style-name="P8"><text:span text:style-name="T2">@@ 0044: <text:s text:c="6"/>LR <text:s text:c="3"/>13,1</text:span></text:p>
      <text:p text:style-name="P8"><text:span text:style-name="T2">@@ 0046: * <text:s text:c="25"/>-- update current display</text:span></text:p>
      <text:p text:style-name="P8"><text:span text:style-name="T2">@@ 0046: <text:s text:c="6"/>ST <text:s text:c="3"/>13,112(12)</text:span></text:p>
      <text:p text:style-name="P8"><text:span text:style-name="T2">@@ 004A: * <text:s text:c="25"/>-- setup base registers</text:span></text:p>
      <text:p text:style-name="P8"><text:span text:style-name="T2">@@ 004A: <text:s text:c="6"/>LR <text:s text:c="3"/>10,15</text:span></text:p>
      <text:p text:style-name="P8"><text:span text:style-name="T2">@@ 004C: <text:s text:c="6"/>LA <text:s text:c="3"/>11,4092(10)</text:span></text:p>
      <text:p text:style-name="P8"><text:span text:style-name="T2">@@ 0050: * <text:s text:c="25"/>-- check for enough stack space</text:span></text:p>
      <text:p text:style-name="P8"><text:span text:style-name="T2">@@ 0050: <text:s text:c="6"/>LA <text:s text:c="3"/>1,248(1)</text:span></text:p>
      <text:p text:style-name="P8"><text:span text:style-name="T2">@@ 0054: <text:s text:c="6"/>C <text:s text:c="4"/>1,72(12)</text:span></text:p>
      <text:p text:style-name="P8"><text:span text:style-name="T2">@@ 0058: <text:s text:c="6"/>BC <text:s text:c="3"/>11,224(12)</text:span></text:p>
      <text:p text:style-name="P8"><text:span text:style-name="T2">-------------------- LOC <text:s/>68 --------------------------------</text:span></text:p>
      <text:p text:style-name="P8"><text:span text:style-name="T2"/></text:p>
      <text:p text:style-name="P8"><text:span text:style-name="T2">...</text:span></text:p>
      <text:p text:style-name="P8"><text:span text:style-name="T2"/></text:p>
      <text:p text:style-name="P9"><text:span text:style-name="T8"/></text:p>
      <text:p text:style-name="P8"><text:span text:style-name="T2">-------------------- LOC <text:s/>72 --------------------------------</text:span></text:p>
      <text:p text:style-name="P8"><text:span text:style-name="T2"><text:s text:c="5"/>010E: <text:s text:c="10"/>RET <text:s/>P</text:span></text:p>
      <text:p text:style-name="P8"><text:span text:style-name="T2">@@ 010E: * <text:s text:c="25"/>-- clear stack frame using MVCs</text:span></text:p>
      <text:p text:style-name="P8"><text:span text:style-name="T2">@@ 010E: <text:s text:c="6"/>MVI <text:s text:c="2"/>80(13),129</text:span></text:p>
      <text:p text:style-name="P8"><text:span text:style-name="T2">@@ 0112: <text:s text:c="6"/>MVC <text:s text:c="2"/>81(167,13),80(13)</text:span></text:p>
      <text:p text:style-name="P8"><text:span text:style-name="T2">@@ 0118: * <text:s text:c="25"/>-- restore registers</text:span></text:p>
      <text:p text:style-name="P8"><text:span text:style-name="T2">@@ 0118: <text:s text:c="6"/>LM <text:s text:c="3"/>14,12,12(13)</text:span></text:p>
      <text:p text:style-name="P8"><text:span text:style-name="T2">@@ 011C: <text:s text:c="6"/>L <text:s text:c="4"/>13,4(13)</text:span></text:p>
      <text:p text:style-name="P8"><text:span text:style-name="T2">@@ 0120: * <text:s text:c="25"/>-- restore display level 8</text:span></text:p>
      <text:p text:style-name="P8"><text:span text:style-name="T2">@@ 0120: <text:s text:c="6"/>ST <text:s text:c="3"/>0,112(12)</text:span></text:p>
      <text:p text:style-name="P8"><text:span text:style-name="T2">@@ 0124: * <text:s text:c="25"/>-- clear the save area</text:span></text:p>
      <text:p text:style-name="P8"><text:span text:style-name="T2">@@ 0124: <text:s text:c="6"/>MVC <text:s text:c="2"/>0(80,1),80(1)</text:span></text:p>
      <text:p text:style-name="P8"><text:span text:style-name="T2">@@ 012A: * <text:s text:c="25"/>-- branch to return address</text:span></text:p>
      <text:p text:style-name="P8"><text:span text:style-name="T2">@@ 012A: <text:s text:c="6"/>BCR <text:s text:c="2"/>15,14</text:span></text:p>
      <text:p text:style-name="P8"><text:span text:style-name="T2"><text:s text:c="5"/>012C: <text:s/>L1 <text:s text:c="6"/>DEF <text:s/>I,248</text:span></text:p>
      <text:p text:style-name="P8"><text:span text:style-name="T2"><text:s/>PEND</text:span></text:p>
      <text:p text:style-name="P8"><text:span text:style-name="T2"/></text:p>
      <text:p text:style-name="P7"><text:span text:style-name="T3"/></text:p>
      <text:p text:style-name="P7"><text:span text:style-name="T3"/></text:p>
      <text:p text:style-name="P7"><text:span text:style-name="T3">you will see that the code loads the old value of the level 8 display entry into register 0 just before the STM. This way the display entry value is stored in the save area</text:span></text:p>
      <text:p text:style-name="P7"><text:span text:style-name="T3">and reloaded at the end (into register 0 again), from where it is stored again into the display vector position 112(12).</text:span></text:p>
      <text:p text:style-name="P9"><text:span text:style-name="T3">Register 12 points to a global area provided by the runtime; the layout is as follows:</text:span></text:p>
      <text:p text:style-name="P7"><text:span text:style-name="T3"/></text:p>
      <text:p text:style-name="P7"><text:span text:style-name="T3"/></text:p>
      <text:p text:style-name="P8"><text:span text:style-name="T2">STACK <text:s text:c="3"/>DS <text:s text:c="3"/>18F <text:s text:c="9"/>0000 <text:s text:c="2"/>BOTTOM OF RUNTIME STACK</text:span></text:p>
      <text:p text:style-name="P8"><text:span text:style-name="T2">CLOCK <text:s text:c="3"/>EQU <text:s text:c="2"/>STACK <text:s text:c="14"/>CLOCK LOCATION</text:span></text:p>
      <text:p text:style-name="P8"><text:span text:style-name="T2">NEWPTR <text:s text:c="2"/>DS <text:s text:c="3"/>A <text:s text:c="11"/>0072 <text:s text:c="2"/>PASCAL 'NEW' POINTER</text:span></text:p>
      <text:p text:style-name="P8"><text:span text:style-name="T2">HEAPLIM <text:s/>DS <text:s text:c="3"/>A <text:s text:c="11"/>0076 <text:s text:c="2"/>UPPER LIMIT OF HEAP ( +1 )</text:span></text:p>
      <text:p text:style-name="P8"><text:span text:style-name="T2">* <text:s text:c="33"/>ALSO POINTS TO DYN2STOR</text:span></text:p>
      <text:p text:style-name="P8"><text:span text:style-name="T2">DISPREGS DS <text:s text:c="3"/>10F <text:s text:c="9"/>0080 <text:s text:c="2"/>RUN TIME DISPLAY REGISTERS</text:span></text:p>
      <text:p text:style-name="P8"><text:span text:style-name="T2">DISPLAY <text:s/>EQU <text:s text:c="2"/>DISPREGS,*-DISPREGS</text:span></text:p>
      <text:p text:style-name="P8"><text:span text:style-name="T2">*</text:span></text:p>
      <text:p text:style-name="P8"><text:span text:style-name="T2">FL1 <text:s text:c="5"/>DS <text:s text:c="3"/>D <text:s text:c="11"/>0120 <text:s text:c="2"/>R/W <text:s/>FIX/FLOAT CONVERSION HELPS</text:span></text:p>
      <text:p text:style-name="P8"><text:span text:style-name="T2">FL2 <text:s text:c="5"/>DS <text:s text:c="3"/>D <text:s text:c="11"/>0128 <text:s text:c="2"/>R ONLY</text:span></text:p>
      <text:p text:style-name="P8"><text:span text:style-name="T2">FL3 <text:s text:c="5"/>DS <text:s text:c="3"/>D <text:s text:c="11"/>0136 <text:s text:c="2"/>R/W</text:span></text:p>
      <text:p text:style-name="P8"><text:span text:style-name="T2">FL4 <text:s text:c="5"/>DS <text:s text:c="3"/>D <text:s text:c="11"/>0144 <text:s text:c="2"/>R ONLY</text:span></text:p>
      <text:p text:style-name="P8"><text:span text:style-name="T2">*</text:span></text:p>
      <text:p text:style-name="P8"><text:span text:style-name="T2">CHKSUBS <text:s/>DS <text:s text:c="3"/>0F <text:s text:c="17"/>ENTRY TO RUN TIME CHECK ROUTINES</text:span></text:p>
      <text:p text:style-name="P8"><text:span text:style-name="T2">INXCHK <text:s text:c="2"/>DS <text:s text:c="3"/>3F <text:s text:c="10"/>0152 <text:s text:c="2"/>INDEX CHECK</text:span></text:p>
      <text:p text:style-name="P8"><text:span text:style-name="T2">RNGCHK <text:s text:c="2"/>DS <text:s text:c="3"/>3F <text:s text:c="10"/>0164 <text:s text:c="2"/>SUBRANGE CHECK</text:span></text:p>
      <text:p text:style-name="P8"><text:span text:style-name="T2">PRMCHK <text:s text:c="2"/>DS <text:s text:c="3"/>3F <text:s text:c="10"/>0176 <text:s text:c="2"/>PARAMETER VALUE CHECK</text:span></text:p>
      <text:p text:style-name="P8"><text:span text:style-name="T2">PTRCHK <text:s text:c="2"/>DS <text:s text:c="3"/>3F <text:s text:c="10"/>0188 <text:s text:c="2"/>POINTER CHECK</text:span></text:p>
      <text:p text:style-name="P8"><text:span text:style-name="T2">PTACHK <text:s text:c="2"/>DS <text:s text:c="3"/>3F <text:s text:c="10"/>0200 <text:s text:c="2"/>SET MEMBER CHECK</text:span></text:p>
      <text:p text:style-name="P8"><text:span text:style-name="T2">SETCHK <text:s text:c="2"/>DS <text:s text:c="3"/>3F <text:s text:c="10"/>0212</text:span></text:p>
      <text:p text:style-name="P8"><text:span text:style-name="T2">STKCHK <text:s text:c="2"/>DS <text:s text:c="3"/>3F <text:s text:c="10"/>0224</text:span></text:p>
      <text:p text:style-name="P8"><text:span text:style-name="T2">TRACER <text:s text:c="2"/>DS <text:s text:c="3"/>3F <text:s text:c="10"/>0236</text:span></text:p>
      <text:p text:style-name="P8"><text:span text:style-name="T2">INPUT <text:s text:c="3"/>DS <text:s text:c="3"/>3F <text:s text:c="10"/>0248</text:span></text:p>
      <text:p text:style-name="P8"><text:span text:style-name="T2">OUTPUT <text:s text:c="2"/>DS <text:s text:c="3"/>3F <text:s text:c="10"/>0260</text:span></text:p>
      <text:p text:style-name="P8"><text:span text:style-name="T2">PRD <text:s text:c="5"/>DS <text:s text:c="3"/>3F <text:s text:c="10"/>0272</text:span></text:p>
      <text:p text:style-name="P8"><text:span text:style-name="T2">PRR <text:s text:c="5"/>DS <text:s text:c="3"/>3F <text:s text:c="10"/>0284</text:span></text:p>
      <text:p text:style-name="P8"><text:span text:style-name="T2">QRD <text:s text:c="5"/>DS <text:s text:c="3"/>3F <text:s text:c="10"/>0296</text:span></text:p>
      <text:p text:style-name="P8"><text:span text:style-name="T2">QRR <text:s text:c="5"/>DS <text:s text:c="3"/>3F <text:s text:c="10"/>0308</text:span></text:p>
      <text:p text:style-name="P8"><text:span text:style-name="T2">CLEARBUF DS <text:s text:c="3"/>XL8 <text:s text:c="9"/>0320 <text:s text:c="2"/>BUFFER TO CLEAR ACTIVATION RECORDS</text:span></text:p>
      <text:p text:style-name="P8"><text:span text:style-name="T2"/></text:p>
      <text:p text:style-name="P7"><text:span text:style-name="T3"/></text:p>
      <text:p text:style-name="P7"><text:span text:style-name="T3">Because the Display vector is at fixed addresses known to the compiler and because it is followed by other known addresses, it is not easy to enhance the number of allowed levels.</text:span></text:p>
      <text:p text:style-name="P7"><text:span text:style-name="T3"/></text:p>
      <text:p text:style-name="P7"><text:span text:style-name="T3">Let's see ...</text:span></text:p>
      <text:p text:style-name="P7"><text:span text:style-name="T3"/></text:p>
      <text:p text:style-name="P7"><text:span text:style-name="T3"/></text:p>
      <text:p text:style-name="P10"><text:span text:style-name="T4"/></text:p>
      <text:p text:style-name="P6"><text:span text:style-name="T4">I hope you </text:span><text:span text:style-name="T7">enjoyed this story</text:span><text:span text:style-name="T4"> of New Stanford Pascal </text:span><text:span text:style-name="T7">development; </text:span><text:span text:style-name="T4"><text:line-break/></text:span><text:span text:style-name="T6">please send comments and suggestions to </text:span></text:p>
      <text:p text:style-name="P2"><text:a xlink:type="simple" xlink:href="mailto:berndoppolzer@yahoo.com" text:style-name="Internet_20_link" text:visited-style-name="Visited_20_Internet_20_Link"><text:span text:style-name="T1">berndoppolzer@yahoo.com</text:span></text:a></text:p>
      <text:p text:style-name="P4">or </text:p>
      <text:p text:style-name="P2"><text:a xlink:type="simple" xlink:href="mailto:bernd.oppolzer@t-online.de" text:style-name="Internet_20_link" text:visited-style-name="Visited_20_Internet_20_Link"><text:span text:style-name="T1">bernd.oppolzer@t-online.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style style:name="MT1" style:family="text">
      <style:text-properties officeooo:rsid="0072273b"/>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text:span text:style-name="MT1">Troubles with Procedure Parameters</text:span> - page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3T15:34:41.395000000</dc:date>
    <meta:editing-duration>PT4H1M27S</meta:editing-duration>
    <meta:editing-cycles>43</meta:editing-cycles>
    <meta:generator>LibreOffice/5.3.7.2$Windows_x86 LibreOffice_project/6b8ed514a9f8b44d37a1b96673cbbdd077e24059</meta:generator>
    <meta:print-date>2016-04-23T14:41:49.132000000</meta:print-date>
    <meta:document-statistic meta:table-count="0" meta:image-count="0" meta:object-count="0" meta:page-count="6" meta:paragraph-count="111" meta:word-count="1325" meta:character-count="8501" meta:non-whitespace-character-count="6158"/>
  </office:meta>
</office:document-meta>
</file>